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bri" svg:font-family="Calbri"/>
    <style:font-face style:name="Lucida Sans1" svg:font-family="'Lucida Sans'" style:font-family-generic="swiss"/>
    <style:font-face style:name="Lucida Console" svg:font-family="'Lucida Console'" style:font-family-generic="modern" style:font-pitch="fixed"/>
    <style:font-face style:name="AcmeFont" svg:font-family="AcmeFont" style:font-pitch="variable"/>
    <style:font-face style:name="Arciform" svg:font-family="Arciform" style:font-family-generic="modern" style:font-pitch="variable"/>
    <style:font-face style:name="Audrey" svg:font-family="Audrey" style:font-family-generic="modern" style:font-pitch="variable"/>
    <style:font-face style:name="Audrey Med" svg:font-family="'Audrey Med'" style:font-family-generic="modern" style:font-pitch="variable"/>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Bahnschrift" svg:font-family="Bahnschrift" style:font-family-generic="swiss" style:font-pitch="variable"/>
    <style:font-face style:name="Bahnschrift Light" svg:font-family="'Bahnschrift Light'" style:font-family-generic="swiss" style:font-pitch="variable"/>
    <style:font-face style:name="Bahnschrift SemiBold Condensed" svg:font-family="'Bahnschrift SemiBold Condensed'"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fo:text-align="center" style:justify-single-word="false"/>
      <style:text-properties style:font-name="Calibri" fo:font-size="16pt" fo:font-weight="bold" officeooo:rsid="00145f18" officeooo:paragraph-rsid="00145f18" style:font-size-asian="16pt" style:font-weight-asian="bold" style:font-size-complex="16pt" style:font-weight-complex="bold"/>
    </style:style>
    <style:style style:name="P2" style:family="paragraph" style:parent-style-name="Standard">
      <style:paragraph-properties fo:line-height="100%" fo:text-align="center" style:justify-single-word="false"/>
      <style:text-properties style:font-name="Calibri" fo:font-size="12pt" officeooo:rsid="00145f18" officeooo:paragraph-rsid="00145f18" style:font-size-asian="12pt" style:font-size-complex="12pt"/>
    </style:style>
    <style:style style:name="P3" style:family="paragraph" style:parent-style-name="Standard">
      <style:paragraph-properties fo:line-height="100%" fo:text-align="start" style:justify-single-word="false"/>
      <style:text-properties style:font-name="Calibri" fo:font-size="12pt" officeooo:rsid="00145f18" officeooo:paragraph-rsid="00145f18" style:font-size-asian="12pt" style:font-size-complex="12pt"/>
    </style:style>
    <style:style style:name="P4" style:family="paragraph" style:parent-style-name="Standard">
      <style:paragraph-properties fo:line-height="100%" fo:text-align="start" style:justify-single-word="false"/>
      <style:text-properties style:font-name="Calibri" fo:font-size="12pt" fo:font-weight="normal" officeooo:rsid="0015a87d" officeooo:paragraph-rsid="0015a87d" style:font-size-asian="10.5pt" style:font-weight-asian="normal" style:font-size-complex="12pt" style:font-weight-complex="normal"/>
    </style:style>
    <style:style style:name="P5" style:family="paragraph" style:parent-style-name="Standard" style:list-style-name="L1">
      <style:paragraph-properties fo:line-height="100%" fo:text-align="start" style:justify-single-word="false"/>
      <style:text-properties style:font-name="Calibri" fo:font-size="12pt" fo:font-weight="normal" officeooo:rsid="00162f34" officeooo:paragraph-rsid="00162f34" style:font-size-asian="10.5pt" style:font-weight-asian="normal" style:font-size-complex="12pt" style:font-weight-complex="normal"/>
    </style:style>
    <style:style style:name="P6" style:family="paragraph" style:parent-style-name="Standard" style:list-style-name="L1">
      <style:paragraph-properties fo:line-height="100%" fo:text-align="start" style:justify-single-word="false"/>
      <style:text-properties style:font-name="Calibri" fo:font-size="12pt" fo:font-weight="normal" officeooo:rsid="00186a84" officeooo:paragraph-rsid="00186a84" style:font-size-asian="10.5pt" style:font-weight-asian="normal" style:font-size-complex="12pt" style:font-weight-complex="normal"/>
    </style:style>
    <style:style style:name="P7" style:family="paragraph" style:parent-style-name="Standard" style:list-style-name="L1">
      <style:paragraph-properties fo:line-height="100%" fo:text-align="start" style:justify-single-word="false"/>
      <style:text-properties style:font-name="Calibri" fo:font-size="12pt" fo:font-weight="normal" officeooo:rsid="00186a84" officeooo:paragraph-rsid="001aef8b" style:font-size-asian="10.5pt" style:font-weight-asian="normal" style:font-size-complex="12pt" style:font-weight-complex="normal"/>
    </style:style>
    <style:style style:name="P8" style:family="paragraph" style:parent-style-name="Standard" style:list-style-name="L1">
      <style:paragraph-properties fo:line-height="100%" fo:text-align="start" style:justify-single-word="false"/>
      <style:text-properties style:font-name="Calibri" fo:font-size="12pt" fo:font-weight="normal" officeooo:rsid="001aef8b" officeooo:paragraph-rsid="001aef8b" style:font-size-asian="10.5pt" style:font-weight-asian="normal" style:font-size-complex="12pt" style:font-weight-complex="normal"/>
    </style:style>
    <style:style style:name="P9" style:family="paragraph" style:parent-style-name="Standard">
      <style:paragraph-properties fo:line-height="100%" fo:text-align="start" style:justify-single-word="false"/>
      <style:text-properties style:font-name="Calibri" fo:font-size="14pt" officeooo:rsid="00145f18" officeooo:paragraph-rsid="00145f18" style:font-size-asian="14pt" style:font-size-complex="14pt"/>
    </style:style>
    <style:style style:name="P10" style:family="paragraph" style:parent-style-name="Standard">
      <style:paragraph-properties fo:line-height="100%" fo:text-align="start" style:justify-single-word="false"/>
      <style:text-properties style:font-name="Calibri" fo:font-size="14pt" fo:font-weight="bold" officeooo:rsid="00145f18" officeooo:paragraph-rsid="00145f18" style:font-size-asian="14pt" style:font-weight-asian="bold" style:font-size-complex="14pt" style:font-weight-complex="bold"/>
    </style:style>
    <style:style style:name="P11" style:family="paragraph" style:parent-style-name="Standard" style:list-style-name="L4">
      <style:paragraph-properties fo:line-height="100%" fo:text-align="start" style:justify-single-word="false"/>
      <style:text-properties style:font-name="Calibri" fo:font-size="14pt" fo:font-weight="bold" officeooo:rsid="001c320a" officeooo:paragraph-rsid="001c320a" style:font-size-asian="14pt" style:font-weight-asian="bold" style:font-size-complex="14pt" style:font-weight-complex="bold"/>
    </style:style>
    <style:style style:name="P12" style:family="paragraph" style:parent-style-name="Standard" style:list-style-name="L4">
      <style:paragraph-properties fo:line-height="100%" fo:text-align="start" style:justify-single-word="false"/>
      <style:text-properties style:font-name="Calibri" fo:font-size="14pt" fo:font-weight="bold" officeooo:rsid="001dc371" officeooo:paragraph-rsid="001dc371" style:font-size-asian="14pt" style:font-weight-asian="bold" style:font-size-complex="14pt" style:font-weight-complex="bold"/>
    </style:style>
    <style:style style:name="P13" style:family="paragraph" style:parent-style-name="Standard" style:list-style-name="L4">
      <style:paragraph-properties fo:line-height="100%" fo:text-align="start" style:justify-single-word="false"/>
      <style:text-properties style:font-name="Calibri" fo:font-size="14pt" fo:font-weight="bold" officeooo:rsid="001e51e9" officeooo:paragraph-rsid="001e51e9" style:font-size-asian="14pt" style:font-weight-asian="bold" style:font-size-complex="14pt" style:font-weight-complex="bold"/>
    </style:style>
    <style:style style:name="P14" style:family="paragraph" style:parent-style-name="Standard">
      <style:paragraph-properties fo:line-height="100%" fo:text-align="start" style:justify-single-word="false"/>
      <style:text-properties style:font-name="Calibri" fo:font-size="14pt" style:text-underline-style="none" fo:font-weight="bold" officeooo:rsid="00145f18" officeooo:paragraph-rsid="00145f18"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01c320a"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17ff20"/>
    </style:style>
    <style:style style:name="T5" style:family="text">
      <style:text-properties officeooo:rsid="001aef8b"/>
    </style:style>
    <style:style style:name="T6" style:family="text">
      <style:text-properties officeooo:rsid="001c320a"/>
    </style:style>
    <style:style style:name="T7" style:family="text">
      <style:text-properties fo:font-size="12pt" fo:font-weight="normal" style:font-size-asian="10.5pt" style:font-weight-asian="normal" style:font-size-complex="12pt" style:font-weight-complex="normal"/>
    </style:style>
    <style:style style:name="T8" style:family="text">
      <style:text-properties fo:font-size="12pt" fo:font-weight="normal" officeooo:rsid="001e11ea" style:font-size-asian="10.5pt" style:font-weight-asian="normal" style:font-size-complex="12pt" style:font-weight-complex="normal"/>
    </style:style>
    <style:style style:name="T9" style:family="text">
      <style:text-properties fo:font-size="12pt" fo:font-weight="normal" officeooo:rsid="001e51e9" style:font-size-asian="10.5pt" style:font-weight-asian="normal" style:font-size-complex="12pt" style:font-weight-complex="normal"/>
    </style:style>
    <style:style style:name="T10" style:family="text">
      <style:text-properties fo:font-size="12pt" fo:font-weight="normal" officeooo:rsid="001e9f10" style:font-size-asian="10.5pt" style:font-weight-asian="normal" style:font-size-complex="12pt" style:font-weight-complex="normal"/>
    </style:style>
    <style:style style:name="T11" style:family="text">
      <style:text-properties fo:font-size="12pt" style:font-size-asian="10.5pt" style:font-size-complex="12pt"/>
    </style:style>
    <style:style style:name="T12" style:family="text">
      <style:text-properties fo:font-size="12pt" officeooo:rsid="001eb84c" style:font-size-asian="10.5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Project Risen ]</text:p>
      <text:p text:style-name="P1">Game Design Document</text:p>
      <text:p text:style-name="P2"/>
      <text:p text:style-name="P9"/>
      <text:p text:style-name="P10">Game Concept</text:p>
      <text:p text:style-name="P3">Parallex scrolling game where you have to avoid obstacles and enemies by moving left and right in-between 5 lanes. Collision with obstacles and monsters will either push you down the screen or kill you. The goal is to reach the end of the <text:span text:style-name="T6">level</text:span> without being pushed out of the screen or without dying.</text:p>
      <text:p text:style-name="P3"/>
      <text:p text:style-name="P3">At the end of every chapter, you play through a <text:span text:style-name="T1">Chase </text:span><text:span text:style-name="T2">Level</text:span><text:span text:style-name="T1"> </text:span><text:span text:style-name="T3">where you have to dodge attacks and obstacles from a </text:span><text:span text:style-name="T1">Boss </text:span><text:span text:style-name="T3">monster while chasing after it. If you manage to reach the end of the level, you will unlock the </text:span><text:span text:style-name="T1">Boss </text:span><text:span text:style-name="T2">Level</text:span><text:span text:style-name="T3"> where you fight the </text:span><text:span text:style-name="T1">Boss</text:span><text:span text:style-name="T3"> monster of the level by dodging its attacks and collecting powerups to damage it.</text:span></text:p>
      <text:p text:style-name="P3"/>
      <text:p text:style-name="P14">Target Platform</text:p>
      <text:p text:style-name="P3">Android/iOS</text:p>
      <text:p text:style-name="P3"/>
      <text:p text:style-name="P10">Game Mechanics</text:p>
      <text:list xml:id="list138923897" text:style-name="L1">
        <text:list-item>
          <text:p text:style-name="P5">Swipe left/right to move</text:p>
        </text:list-item>
        <text:list-item>
          <text:p text:style-name="P6">Collect coins by picking them up or completing <text:span text:style-name="T6">level</text:span>s</text:p>
        </text:list-item>
        <text:list-item>
          <text:p text:style-name="P5">Game over if player is pushed off the <text:span text:style-name="T6">level</text:span> or dies to enemies/spik<text:span text:style-name="T4">ed</text:span> obstacles</text:p>
        </text:list-item>
        <text:list-item>
          <text:p text:style-name="P7">Multiple <text:span text:style-name="T6">level</text:span>s – <text:span text:style-name="T5">C</text:span>ompleting a <text:span text:style-name="T6">level</text:span> unlocks the next <text:span text:style-name="T6">level</text:span></text:p>
        </text:list-item>
        <text:list-item>
          <text:p text:style-name="P6">Completing a chase <text:span text:style-name="T6">level</text:span> unlocks the boss fight, and defeating the boss grants access to new chapters</text:p>
        </text:list-item>
        <text:list-item>
          <text:p text:style-name="P6">Enemies are either static (fixed in lane) or moving (left &amp; right)</text:p>
        </text:list-item>
        <text:list-item>
          <text:p text:style-name="P8">Two types of <text:span text:style-name="T6">level</text:span>s – Ground <text:span text:style-name="T6">level</text:span>s and Flying <text:span text:style-name="T6">level</text:span>s (Different player animations and models for each)</text:p>
        </text:list-item>
      </text:list>
      <text:p text:style-name="P10"/>
      <text:p text:style-name="P4">Swipe left or right to move one lane in that direction. Movement between lanes is not instantaneous and takes time. Moving multiple times in one direction build up travel speed, while moving in the opposite of the travel direction resets the travel speed and moves you instantly in that direction.</text:p>
      <text:p text:style-name="P10"/>
      <text:p text:style-name="P10">Assets</text:p>
      <text:list xml:id="list2592348908" text:style-name="L4">
        <text:list-item>
          <text:p text:style-name="P11"><text:span text:style-name="T7">Models: Player, Enemies, Obstacles, Power-ups</text:span></text:p>
        </text:list-item>
        <text:list-item>
          <text:p text:style-name="P13"><text:span text:style-name="T7">Art: 2D Sprites (Level Select) (Boss/Character Art) (Backgrounds)</text:span></text:p>
        </text:list-item>
        <text:list-item>
          <text:p text:style-name="P11"><text:span text:style-name="T7">Textures/Shaders: Based on level design, </text:span><text:span text:style-name="T8">fantasy elements</text:span></text:p>
        </text:list-item>
        <text:list-item>
          <text:p text:style-name="P12"><text:span text:style-name="T7">Audio: BGM, Skills, Power-ups, Player, Enemies, Collision, </text:span><text:span text:style-name="T8">Shop</text:span></text:p>
        </text:list-item>
        <text:list-item>
          <text:p text:style-name="P12"><text:span text:style-name="T7">UI: Fantasy/Adventur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bri" svg:font-family="Calbri"/>
    <style:font-face style:name="Lucida Sans1" svg:font-family="'Lucida Sans'" style:font-family-generic="swiss"/>
    <style:font-face style:name="Lucida Console" svg:font-family="'Lucida Console'" style:font-family-generic="modern" style:font-pitch="fixed"/>
    <style:font-face style:name="AcmeFont" svg:font-family="AcmeFont" style:font-pitch="variable"/>
    <style:font-face style:name="Arciform" svg:font-family="Arciform" style:font-family-generic="modern" style:font-pitch="variable"/>
    <style:font-face style:name="Audrey" svg:font-family="Audrey" style:font-family-generic="modern" style:font-pitch="variable"/>
    <style:font-face style:name="Audrey Med" svg:font-family="'Audrey Med'" style:font-family-generic="modern" style:font-pitch="variable"/>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Bahnschrift" svg:font-family="Bahnschrift" style:font-family-generic="swiss" style:font-pitch="variable"/>
    <style:font-face style:name="Bahnschrift Light" svg:font-family="'Bahnschrift Light'" style:font-family-generic="swiss" style:font-pitch="variable"/>
    <style:font-face style:name="Bahnschrift SemiBold Condensed" svg:font-family="'Bahnschrift SemiBold Condensed'"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SG"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SG"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9T16:35:08.104000000</meta:creation-date>
    <dc:date>2018-12-09T17:19:43.087000000</dc:date>
    <meta:editing-duration>PT29M30S</meta:editing-duration>
    <meta:editing-cycles>11</meta:editing-cycles>
    <meta:generator>LibreOffice/6.0.6.2$Windows_X86_64 LibreOffice_project/0c292870b25a325b5ed35f6b45599d2ea4458e77</meta:generator>
    <meta:document-statistic meta:table-count="0" meta:image-count="0" meta:object-count="0" meta:page-count="1" meta:paragraph-count="22" meta:word-count="305" meta:character-count="1773" meta:non-whitespace-character-count="1500"/>
  </office:meta>
</office:document-meta>
</file>